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9.81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28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size-asian="15pt" style:font-size-complex="15pt"/>
    </style:style>
    <style:style style:name="P4" style:family="paragraph">
      <style:text-properties fo:font-size="15pt" style:font-size-asian="15pt" style:font-size-complex="15pt"/>
    </style:style>
    <style:style style:name="P5" style:family="paragraph">
      <style:text-properties fo:font-size="15pt" fo:font-weight="normal" style:font-size-asian="15pt" style:font-weight-asian="normal" style:font-size-complex="15pt" style:font-weight-complex="normal"/>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style:paragraph-properties style:writing-mode="lr-tb"/>
      <style:text-properties fo:font-size="22pt" style:font-size-asian="22pt" style:font-size-complex="22pt"/>
    </style:style>
    <style:style style:name="P9" style:family="paragraph">
      <loext:graphic-properties draw:fill="none" draw:fill-color="#ffffff"/>
      <style:paragraph-properties style:writing-mode="lr-tb"/>
      <style:text-properties fo:font-size="12pt" style:font-size-asian="12pt" style:font-size-complex="12pt"/>
    </style:style>
    <style:style style:name="P10" style:family="paragraph">
      <loext:graphic-properties draw:fill="none" draw:fill-color="#ffffff"/>
    </style:style>
    <style:style style:name="P11" style:family="paragraph">
      <loext:graphic-properties draw:fill-color="#ffffff"/>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21pt" style:font-size-asian="21pt" style:font-size-complex="21pt"/>
    </style:style>
    <style:style style:name="T4" style:family="text">
      <style:text-properties fo:font-size="22pt" style:font-size-asian="22pt" style:font-size-complex="22pt"/>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76cm" svg:x="0.2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count(): Returns the number of times a specified value occurs in a string</text:span></text:p>
              </table:table-cell>
              <table:table-cell/>
            </table:table-row>
            <table:table-row table:style-name="ro2" table:default-cell-style-name="ce1">
              <table:table-cell>
                <text:p text:style-name="P3"><text:span text:style-name="T1">startswith(): Returns true if the string starts with the specified value</text:span></text:p>
              </table:table-cell>
              <table:table-cell/>
            </table:table-row>
            <table:table-row table:style-name="ro3" table:default-cell-style-name="ce1">
              <table:table-cell>
                <text:p text:style-name="P3"><text:span text:style-name="T1">endswith(): Returns true if the string ends with the specified value</text:span></text:p>
              </table:table-cell>
              <table:table-cell>
                <text:list text:style-name="L2">
                  <text:list-header>
                    <text:p text:style-name="P4"><text:span text:style-name="T1">Form validation of an email ID</text:span></text:p>
                  </text:list-header>
                </text:list>
              </table:table-cell>
            </table:table-row>
            <table:table-row table:style-name="ro3" table:default-cell-style-name="ce1">
              <table:table-cell>
                <text:p text:style-name="P3"><text:span text:style-name="T1">isalpha(): Returns True if all characters in the string are in the alphabet</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 text:style-name="P4"><text:span text:style-name="T1">Usage: Form validation</text:span></text:p>
                  </text:list-header>
                </text:list>
              </table:table-cell>
            </table:table-row>
            <table:table-row table:style-name="ro4" table:default-cell-style-name="ce1">
              <table:table-cell>
                <text:p text:style-name="P3"><text:span text:style-name="T1">isspace(): Returns True if all characters in the string are whitespaces</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1">islower(): Returns True if all characters in the string are lower case</text:span></text:p>
                <text:p text:style-name="P3"><text:span text:style-name="T1">isupper(): Returns True if all characters in the string are upper case</text:span></text:p>
              </table:table-cell>
              <table:table-cell/>
            </table:table-row>
            <table:table-row table:style-name="ro3" table:default-cell-style-name="ce1">
              <table:table-cell>
                <text:p text:style-name="P3"><text:span text:style-name="T1">lower(): Converts a string into lower case</text:span></text:p>
                <text:p text:style-name="P3"><text:span text:style-name="T1">upper(): Converts a string into upper case</text:span></text:p>
              </table:table-cell>
              <table:table-cell>
                <text:list text:continue-numbering="true" text:style-name="L2">
                  <text:list-header>
                    <text:p text:style-name="P4"><text:span text:style-name="T1">Used in palindrome check.</text:span></text:p>
                  </text:list-header>
                </text:list>
              </table:table-cell>
            </table:table-row>
            <table:table-row table:style-name="ro5" table:default-cell-style-name="ce1">
              <table:table-cell>
                <text:p text:style-name="P3"><text:span text:style-name="T1">split(): Splits the string at the specified separator, and returns a list</text:span></text:p>
              </table:table-cell>
              <table:table-cell>
                <text:list text:continue-numbering="true" text:style-name="L2">
                  <text:list-header>
                    <text:p text:style-name="P4"><text:span text:style-name="T1">Usage: File processing</text:span></text:p>
                  </text:list-header>
                </text:list>
              </table:table-cell>
            </table:table-row>
            <table:table-row table:style-name="ro6">
              <table:table-cell table:style-name="ce1">
                <text:p text:style-name="P3"><text:span text:style-name="T1">splitlines(): Splits the string at line breaks and returns a list</text:span></text:p>
              </table:table-cell>
              <table:table-cell table:style-name="ce2">
                <text:list text:continue-numbering="true" text:style-name="L2">
                  <text:list-header>
                    <text:p text:style-name="P5"><text:span text:style-name="T2">Usage: File processing</text:span></text:p>
                  </text:list-header>
                </text:list>
              </table:table-cell>
            </table:table-row>
            <table:table-row table:style-name="ro6" table:default-cell-style-name="ce1">
              <table:table-cell>
                <text:p text:style-name="P3"><text:span text:style-name="T1">strip(): Returns a trimmed version of the string</text:span></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4"><text:span text:style-name="T1">Left padding a string with 0s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Count of each alphabet</text:p>
          </draw:text-box>
        </draw:frame>
        <draw:frame draw:style-name="gr2" draw:text-style-name="P6" draw:layer="layout" svg:width="16.5cm" svg:height="40.067cm" svg:x="1cm" svg:y="2.5cm">
          <draw:text-box>
            <text:p>for i in string.ascii_letters: print(i, x.count(i))</text:p>
            <text:p/>
            <text:p>a 39</text:p>
            <text:p>b 6</text:p>
            <text:p>c 21</text:p>
            <text:p>d 11</text:p>
            <text:p>e 71</text:p>
            <text:p>f 6</text:p>
            <text:p>g 15</text:p>
            <text:p>h 27</text:p>
            <text:p>i 31</text:p>
            <text:p>j 1</text:p>
            <text:p>k 3</text:p>
            <text:p>l 27</text:p>
            <text:p>m 6</text:p>
            <text:p>n 40</text:p>
            <text:p>o 32</text:p>
            <text:p>p 10</text:p>
            <text:p>q 4</text:p>
            <text:p>r 31</text:p>
            <text:p>s 37</text:p>
            <text:p>t 59</text:p>
            <text:p>u 13</text:p>
            <text:p>v 3</text:p>
            <text:p>w 6</text:p>
            <text:p>x 1</text:p>
            <text:p>y 12</text:p>
            <text:p>z 1</text:p>
            <text:p>A 2</text:p>
            <text:p>B 0</text:p>
            <text:p>C 0</text:p>
            <text:p>D 0</text:p>
            <text:p>E 0</text:p>
            <text:p>F 0</text:p>
            <text:p>G 0</text:p>
            <text:p>H 0</text:p>
            <text:p>I 1</text:p>
            <text:p>J 0</text:p>
            <text:p>K 0</text:p>
            <text:p>L 1</text:p>
            <text:p>M 0</text:p>
            <text:p>N 1</text:p>
            <text:p>O 1</text:p>
            <text:p>P 5</text:p>
            <text:p>Q 0</text:p>
            <text:p>R 1</text:p>
            <text:p>S 2</text:p>
            <text:p>T 1</text:p>
            <text:p>U 0</text:p>
            <text:p>V 0</text:p>
            <text:p>W 0</text:p>
            <text:p>X 0</text:p>
            <text:p>Y 0</text:p>
            <text:p>Z 0</text:p>
            <text:p/>
            <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draw:style-name="gr3" draw:text-style-name="P6" draw:layer="layout" svg:width="26.5cm" svg:height="31.25cm" svg:x="0.5cm" svg:y="2.5cm">
          <draw:text-box>
            <text:p>x = "A line about Python String from the book 'Pg 191, Learning Python (O'Reilly, 5e)': 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 Note: All string methods returns new values. They do not change the original string."</text:p>
            <text:p/>
            <text:p>print(len(x))</text:p>
            <text:p>print(len(x.split())) # it by default splits on space</text:p>
            <text:p>print(len(x.split("."))) # this splits the string on full stop</text:p>
            <text:p/>
            <text:p>658</text:p>
            <text:p>105</text:p>
            <text:p>6</text:p>
          </draw:text-box>
        </draw:frame>
        <draw:frame presentation:style-name="pr3" draw:text-style-name="P1" draw:layer="layout" svg:width="26cm" svg:height="1.328cm" svg:x="1cm" svg:y="0.499cm" presentation:class="title" presentation:user-transformed="true">
          <draw:text-box>
            <text:p><text:span text:style-name="T3">Count of characters, count of words and count of sentences in a given string</text:span></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lit()</text:p>
          </draw:text-box>
        </draw:frame>
        <draw:frame draw:style-name="gr4" draw:text-style-name="P6" draw:layer="layout" svg:width="21cm" svg:height="9.494cm" svg:x="1.5cm" svg:y="3cm">
          <draw:text-box>
            <text:p>Date of birth:</text:p>
            <text:p>23-07-2023 -&gt; extract date or month or year</text:p>
            <text:p>20/07/2023 -&gt; extract date or month or year</text:p>
            <text:p/>
            <text:p>20 Jun 2023 -&gt; extract date or month or year</text:p>
            <text:p/>
            <text:p>05.01.2015 -&gt; extract date or month or year</text:p>
            <text:p text:style-name="P7">5.1.2015 (do it using date formatting)</text:p>
            <text:p text:style-name="P7"/>
            <text:p>Way 1: slice[]</text:p>
            <text:p>Way 2: split()</text:p>
            <text:p>Way 3: Date Formatting</text:p>
            <text:p>d = dateutil.parser.parse("5.1.2015", dayfirst=True)</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8" draw:layer="layout" svg:width="26cm" svg:height="1.328cm" svg:x="1cm" svg:y="0.5cm" presentation:class="title" presentation:user-transformed="true">
          <draw:text-box>
            <text:p><text:span text:style-name="T4">Find first occurence of ‘that’, and find all occurences of the word ‘that’</text:span></text:p>
          </draw:text-box>
        </draw:frame>
        <draw:frame draw:style-name="gr5" draw:text-style-name="P9" draw:layer="layout" svg:width="21.5cm" svg:height="11.537cm" svg:x="0.5cm" svg:y="2.479cm">
          <draw:text-box>
            <text:p><text:span text:style-name="T5">x.find('that') # This gives you the starting index of first occurence</text:span></text:p>
            <text:p><text:span text:style-name="T5"/></text:p>
            <text:p><text:span text:style-name="T5">165</text:span></text:p>
            <text:p><text:span text:style-name="T5"/></text:p>
            <text:p><text:span text:style-name="T5">print(x[x.find('that') : x.find('that') + 15])</text:span></text:p>
            <text:p><text:span text:style-name="T5"/></text:p>
            <text:p><text:span text:style-name="T5">that the charac</text:span></text:p>
            <text:p><text:span text:style-name="T5"/></text:p>
            <text:p><text:span text:style-name="T5">pattern = 'that'</text:span></text:p>
            <text:p><text:span text:style-name="T5">for match in re.finditer(pattern, x):</text:span></text:p>
            <text:p><text:span text:style-name="T5"><text:s text:c="4"/></text:span><text:span text:style-name="T5">s = match.start()</text:span></text:p>
            <text:p><text:span text:style-name="T5"><text:s text:c="4"/></text:span><text:span text:style-name="T5">e = match.end()</text:span></text:p>
            <text:p><text:span text:style-name="T5"><text:s text:c="4"/></text:span><text:span text:style-name="T5"># print('String match "%s" at slice %d:%d' % (x[s:e], s, e))</text:span></text:p>
            <text:p><text:span text:style-name="T5"><text:s text:c="4"/></text:span><text:span text:style-name="T5">print('String match "{}" at slice {}:{}'.format(x[s:e], s, e))</text:span></text:p>
            <text:p><text:span text:style-name="T5"/></text:p>
            <text:p><text:span text:style-name="T5">String match "that" at slice 165:169</text:span></text:p>
            <text:p><text:span text:style-name="T5">String match "that" at slice 240:244</text:span></text:p>
            <text:p><text:span text:style-name="T5">String match "that" at slice 372:376</text:span></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0cm" svg:x="1cm" svg:y="3cm" presentation:class="outline" presentation:placeholder="true">
          <draw:text-box/>
        </draw:frame>
        <draw:frame presentation:style-name="pr3" draw:text-style-name="P8" draw:layer="layout" svg:width="26cm" svg:height="1.328cm" svg:x="1cm" svg:y="0.5cm" presentation:class="title" presentation:user-transformed="true">
          <draw:text-box>
            <text:p><text:span text:style-name="T4">Find first occurence of ‘in’, and find all occurences of the word ‘in’</text:span></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artswith() and Endswith()</text:p>
          </draw:text-box>
        </draw:frame>
        <draw:frame draw:style-name="gr6" draw:text-style-name="P6" draw:layer="layout" svg:width="23.5cm" svg:height="10.916cm" svg:x="1.5cm" svg:y="2.5cm">
          <draw:text-box>
            <text:p><text:span text:style-name="T5"># How to check if a phone number is from a particular country?</text:span></text:p>
            <text:p><text:span text:style-name="T5"># Condition for a number to come from a particular country is it’s starting country code</text:span></text:p>
            <text:p><text:span text:style-name="T5">print('+917651179969'.</text:span><text:span text:style-name="T6">startswith</text:span><text:span text:style-name="T5">('+91')) # India</text:span></text:p>
            <text:p><text:span text:style-name="T5">print('+917651179969'.</text:span><text:span text:style-name="T6">startswith</text:span><text:span text:style-name="T5">('+92')) # Pakistan</text:span></text:p>
            <text:p text:style-name="P7"><text:span text:style-name="T5">print('+17644479969'.</text:span><text:span text:style-name="T6">startswith</text:span><text:span text:style-name="T5">('+1)) # US and Canada</text:span></text:p>
            <text:p text:style-name="P7"/>
            <text:p><text:span text:style-name="T5">True</text:span></text:p>
            <text:p><text:span text:style-name="T5">False</text:span></text:p>
            <text:p><text:span text:style-name="T5">True</text:span></text:p>
            <text:p/>
            <text:p><text:span text:style-name="T5"># How to check if a person’s DOB is from 2003? Assuming that DOB is following a pattern...</text:span></text:p>
            <text:p/>
            <text:p><text:span text:style-name="T5">dates_of_birth = ['01/01/2003', '02/01/2004', '07/07/2003',</text:span></text:p>
            <text:p><text:span text:style-name="T5"><text:s text:c="18"/></text:span><text:span text:style-name="T5">'03/02/2003', '04/03/2004', '05/03/2004']</text:span></text:p>
            <text:p><text:span text:style-name="T5">for i in dates_of_birth:</text:span></text:p>
            <text:p><text:span text:style-name="T5"><text:s text:c="4"/></text:span><text:span text:style-name="T5">if i.</text:span><text:span text:style-name="T6">endswith</text:span><text:span text:style-name="T5">('2003'): print(i)</text:span></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lit and SplitLines</text:p>
          </draw:text-box>
        </draw:frame>
        <draw:frame presentation:style-name="pr5" draw:text-style-name="P1" draw:layer="layout" svg:width="26cm" svg:height="10cm" svg:x="1cm" svg:y="3cm" presentation:class="outline">
          <draw:text-box>
            <text:list text:style-name="L3">
              <text:list-header>
                <text:p># split()</text:p>
                <text:p>string = 'Jack Smith Junior is a good boy'</text:p>
                <text:p>string.split()</text:p>
                <text:p/>
                <text:p># splitlines()</text:p>
                <text:p>string2 = """Jack Smith Junior is a good boy</text:p>
                <text:p>He loves programming"""</text:p>
                <text:p>string2.splitlines()</text:p>
              </text:list-header>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zfill()</text:p>
          </draw:text-box>
        </draw:frame>
        <draw:frame draw:style-name="gr7" draw:text-style-name="P10" draw:layer="layout" svg:width="26cm" svg:height="8.072cm" svg:x="1cm" svg:y="2.5cm">
          <draw:text-box>
            <text:p>Q: There is some identifier that is incremental in nature and that is supposed to be of certain length. We want to achieve this in a systematic and graceful manner.</text:p>
            <text:p/>
            <text:p>empid_1 = '1015'</text:p>
            <text:p>empid_2 = '99234'</text:p>
            <text:p>empid_3 = '197234'</text:p>
            <text:p>empids = [empid_1, empid_2, empid_3]</text:p>
            <text:p/>
            <text:p>formatted_empids = [i.zfill(7) for i in empids] # List comprehension</text:p>
            <text:p>formatted_empids</text:p>
            <text:p>['0001015', '0099234', '0197234']</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Note About String in Python</text:p>
          </draw:text-box>
        </draw:frame>
        <draw:frame presentation:style-name="pr5" draw:text-style-name="P1" draw:layer="layout" svg:width="26cm" svg:height="10cm" svg:x="1cm" svg:y="3cm" presentation:class="outline" presentation:user-transformed="true">
          <draw:text-box>
            <text:list text:style-name="L3">
              <text:list-header>
                <text:p><text:span text:style-name="T3">A line about Python String from the book "Pg 191, Learning Python </text:span><text:span text:style-name="T3">(O'Reilly, 5e)": <text:s/></text:span></text:p>
                <text:p><text:span text:style-name="T3">Strictly speaking, Python strings are categorized as immutable sequences, </text:span><text:span text:style-name="T3">meaning that the characters they contain have a left-to-right positional </text:span><text:span text:style-name="T3">order and that they cannot be changed in place. In fact, strings are the </text:span><text:span text:style-name="T3">first representative of the larger class of objects called sequences that we </text:span><text:span text:style-name="T3">will study here. Pay special attention to the sequence operations </text:span><text:span text:style-name="T3">introduced in this post, because they will work the same on other </text:span><text:span text:style-name="T3">sequence types we’ll explore later, such as lists and tuples.</text:span></text:p>
                <text:p><text:span text:style-name="T7">Note: All string methods returns new values. They do not change the </text:span><text:span text:style-name="T7">original string.</text:span></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5H17M41S</meta:editing-duration>
    <meta:editing-cycles>38</meta:editing-cycles>
    <meta:generator>LibreOffice/7.3.7.2$Linux_X86_64 LibreOffice_project/30$Build-2</meta:generator>
    <dc:title>Blue Curve</dc:title>
    <dc:date>2023-06-05T19:48:23.675659548</dc:date>
    <meta:document-statistic meta:object-count="78"/>
  </office:meta>
</office:document-meta>
</file>